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Erdoci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arr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TGA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Johan</text:p>
          </table:table-cell>
          <table:table-cell table:style-name="ce16" office:value-type="string" calcext:value-type="string">
            <text:p>Grobbel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Z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table:style-name="ce16" office:value-type="string" calcext:value-type="string">
            <text:p>Gerhard</text:p>
          </table:table-cell>
          <table:table-cell table:style-name="ce16" office:value-type="string" calcext:value-type="string">
            <text:p>Steenekamp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D<text:span text:style-name="T1">'Arcy</text:span></text:p>
          </table:table-cell>
          <table:table-cell table:style-name="ce16" office:value-type="string" calcext:value-type="string">
            <text:p>Ra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3" calcext:value-type="float">
            <text:p>87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9" calcext:value-type="float">
            <text:p>87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1" calcext:value-type="float">
            <text:p>9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1" calcext:value-type="float">
            <text:p>109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2" calcext:value-type="float">
            <text:p>109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3" calcext:value-type="float">
            <text:p>109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4" calcext:value-type="float">
            <text:p>109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5" calcext:value-type="float">
            <text:p>1095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6" calcext:value-type="float">
            <text:p>1096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7" calcext:value-type="float">
            <text:p>1097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8" calcext:value-type="float">
            <text:p>1098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9" calcext:value-type="float">
            <text:p>109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1" calcext:value-type="float">
            <text:p>1101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2" calcext:value-type="float">
            <text:p>110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3" calcext:value-type="float">
            <text:p>1103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Gus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9" calcext:value-type="float">
            <text:p>1269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0" calcext:value-type="float">
            <text:p>127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1" calcext:value-type="float">
            <text:p>1271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2" calcext:value-type="float">
            <text:p>127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3" calcext:value-type="float">
            <text:p>1273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4" calcext:value-type="float">
            <text:p>1274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5" calcext:value-type="float">
            <text:p>1275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6" calcext:value-type="float">
            <text:p>1276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u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7" calcext:value-type="float">
            <text:p>127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8" calcext:value-type="float">
            <text:p>127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9" calcext:value-type="float">
            <text:p>1279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2" calcext:value-type="float">
            <text:p>128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3" calcext:value-type="float">
            <text:p>1283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4" calcext:value-type="float">
            <text:p>128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5" calcext:value-type="float">
            <text:p>128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6" calcext:value-type="float">
            <text:p>128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7" calcext:value-type="float">
            <text:p>128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8" calcext:value-type="float">
            <text:p>1288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9" calcext:value-type="float">
            <text:p>128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0" calcext:value-type="float">
            <text:p>1290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imo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1" calcext:value-type="float">
            <text:p>1291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2" calcext:value-type="float">
            <text:p>129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3" calcext:value-type="float">
            <text:p>1293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4" calcext:value-type="float">
            <text:p>129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5" calcext:value-type="float">
            <text:p>1295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6" calcext:value-type="float">
            <text:p>129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7" calcext:value-type="float">
            <text:p>129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Mar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3" calcext:value-type="float">
            <text:p>1643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7" calcext:value-type="float">
            <text:p>164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8" calcext:value-type="float">
            <text:p>1648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Opoku-Gyamf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2" calcext:value-type="float">
            <text:p>165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3" calcext:value-type="float">
            <text:p>165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4" calcext:value-type="float">
            <text:p>165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5" calcext:value-type="float">
            <text:p>165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6" calcext:value-type="float">
            <text:p>165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7" calcext:value-type="float">
            <text:p>1657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8" calcext:value-type="float">
            <text:p>1658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9" calcext:value-type="float">
            <text:p>1659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1" calcext:value-type="float">
            <text:p>166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2" calcext:value-type="float">
            <text:p>1662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3" calcext:value-type="float">
            <text:p>1663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4" calcext:value-type="float">
            <text:p>16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5" calcext:value-type="float">
            <text:p>1665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6" calcext:value-type="float">
            <text:p>1666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7" calcext:value-type="float">
            <text:p>166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8" calcext:value-type="float">
            <text:p>166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9" calcext:value-type="float">
            <text:p>1669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 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Kitione</text:p>
          </table:table-cell>
          <table:table-cell office:value-type="string" calcext:value-type="string">
            <text:p>Sal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Etonia</text:p>
          </table:table-cell>
          <table:table-cell office:value-type="string" calcext:value-type="string">
            <text:p>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0" calcext:value-type="float">
            <text:p>187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1" calcext:value-type="float">
            <text:p>1871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lainu<text:span text:style-name="T1">'ues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table:number-columns-repeated="2" office:value-type="string" calcext:value-type="string">
            <text:p>Lalomi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amosite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Malo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2"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mua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McFarland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Paia<text:span text:style-name="T1">'au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Papali'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aleni</text:p>
          </table:table-cell>
          <table:table-cell office:value-type="string" calcext:value-type="string">
            <text:p>Se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8" calcext:value-type="float">
            <text:p>1928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9" calcext:value-type="float">
            <text:p>1929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0" calcext:value-type="float">
            <text:p>1930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1" calcext:value-type="float">
            <text:p>1931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2" calcext:value-type="float">
            <text:p>193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aumatein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3" calcext:value-type="float">
            <text:p>193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4" calcext:value-type="float">
            <text:p>193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5" calcext:value-type="float">
            <text:p>193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6" calcext:value-type="float">
            <text:p>1936</text:p>
          </table:table-cell>
          <table:table-cell office:value-type="string" calcext:value-type="string">
            <text:p>Tietie</text:p>
          </table:table-cell>
          <table:table-cell office:value-type="string" calcext:value-type="string">
            <text:p>Tuimau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7" calcext:value-type="float">
            <text:p>1937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uita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8" calcext:value-type="float">
            <text:p>1938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9" calcext:value-type="float">
            <text:p>193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office:value-type="string" calcext:value-type="string">
            <text:p>Vaea</text:p>
          </table:table-cell>
          <table:table-cell office:value-type="string" calcext:value-type="string">
            <text:p>Fifi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Fisi<text:span text:style-name="T1">'ihoi</text:span>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office:value-type="string" calcext:value-type="string">
            <text:p>Tanginoa</text:p>
          </table:table-cell>
          <table:table-cell office:value-type="string" calcext:value-type="string">
            <text:p>Halaifon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s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olomone</text:p>
          </table:table-cell>
          <table:table-cell office:value-type="string" calcext:value-type="string">
            <text:p>Ka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ol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tuli</text:p>
          </table:table-cell>
          <table:table-cell office:value-type="string" calcext:value-type="string">
            <text:p>Pae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ellegrini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Pulu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Dearns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Hayate</text:p>
          </table:table-cell>
          <table:table-cell office:value-type="string" calcext:value-type="string">
            <text:p>E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ee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3" calcext:value-type="float">
            <text:p>103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unter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Kippei</text:p>
          </table:table-cell>
          <table:table-cell office:value-type="string" calcext:value-type="string">
            <text:p>Ishid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iley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 table:number-rows-repeated="1047267">
          <table:table-cell table:number-columns-repeated="264"/>
          <table:table-cell table:style-name="Default" table:number-columns-repeated="16120"/>
        </table:table-row>
        <table:table-row table:style-name="ro3" table:number-rows-repeated="2">
          <table:table-cell table:number-columns-repeated="264"/>
          <table:table-cell table:style-name="Default" table:number-columns-repeated="16120"/>
        </table:table-row>
        <table:table-row table:style-name="ro3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236:Feuille1.Q12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5:23:49.25487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9T17:08:00.454799700</dc:date>
    <meta:editing-cycles>413</meta:editing-cycles>
    <meta:editing-duration>P29DT5H1M59S</meta:editing-duration>
    <meta:generator>LibreOffice/25.2.6.2$Windows_X86_64 LibreOffice_project/729c5bfe710f5eb71ed3bbde9e06a6065e9c6c5d</meta:generator>
    <meta:document-statistic meta:table-count="1" meta:cell-count="15937" meta:object-count="0"/>
  </office:meta>
</office:document-meta>
</file>